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9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xt with a contrast ratio between 3:1 and 4.5:1</text:p>
      <text:p text:style-name="P1">Large text with a contrast ratio smaller than 3:1</text:p>
      <text:p text:style-name="Bold_5f_13pt">Bold Text with font size 13 with a contrast ratio between 3:1 and 4.5: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8e7706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ffff00" loext:opacity="100%" fo:font-size="18pt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old_5f_13pt" style:display-name="Bold_13pt" style:family="paragraph" style:parent-style-name="Standard">
      <style:text-properties fo:font-size="13pt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8:21:32.194547777</meta:creation-date>
    <dc:title>Test document for accessibility check</dc:title>
    <dc:date>2024-12-09T09:47:59.450733532</dc:date>
    <meta:editing-duration>PT7M16S</meta:editing-duration>
    <meta:editing-cycles>8</meta:editing-cycles>
    <meta:generator>LibreOffice/24.8.3.2$Linux_X86_64 LibreOffice_project/480$Build-2</meta:generator>
    <dc:creator>Michael Weghorn</dc:creator>
    <meta:document-statistic meta:table-count="0" meta:image-count="0" meta:object-count="0" meta:page-count="1" meta:paragraph-count="3" meta:word-count="32" meta:character-count="168" meta:non-whitespace-character-count="139"/>
  </office:meta>
</office:document-meta>
</file>